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ff" svg:stroke-opacity="20%" draw:stroke-linejoin="round" svg:stroke-linecap="butt" draw:fill="solid" draw:fill-color="#0000ff" draw:opacity="20%"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5" style:family="graphic" style:parent-style-name="standard">
      <style:graphic-properties draw:stroke="none" draw:fill="none" draw:textarea-horizontal-align="left" draw:textarea-vertical-align="top" draw:auto-grow-height="true" draw:auto-grow-width="true" fo:min-height="0.412cm" fo:min-width="1.635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12cm" fo:min-width="1.63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12cm" fo:min-width="1.09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12cm" fo:min-width="0.853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12cm" fo:min-width="5.383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11"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12" style:family="graphic" style:parent-style-name="standard">
      <style:graphic-properties draw:stroke="solid" svg:stroke-width="0.052cm" svg:stroke-color="#0000ff" draw:stroke-linejoin="round" svg:stroke-linecap="square" draw:fill="none" fo:padding-top="0.026cm" fo:padding-bottom="0.026cm" fo:padding-left="0.026cm" fo:padding-right="0.026cm"/>
    </style:style>
    <style:style style:name="gr13" style:family="graphic" style:parent-style-name="standard">
      <style:graphic-properties draw:stroke="dash" draw:stroke-dash="stroke-dash30" svg:stroke-width="0.052cm" svg:stroke-color="#000000" draw:stroke-linejoin="round" svg:stroke-linecap="butt" draw:fill="none" fo:padding-top="0.026cm" fo:padding-bottom="0.026cm" fo:padding-left="0.026cm" fo:padding-right="0.026cm"/>
    </style:style>
    <style:style style:name="gr14"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5" style:family="graphic" style:parent-style-name="standard">
      <style:graphic-properties draw:stroke="none" draw:fill="none" draw:textarea-horizontal-align="left" draw:textarea-vertical-align="top" draw:auto-grow-height="true" draw:auto-grow-width="true" fo:min-height="0.412cm" fo:min-width="3.266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12cm" fo:min-width="0.791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12cm" fo:min-width="0.838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0000ff" draw:opacity="20%"/>
    </style:style>
    <style:style style:name="P3" style:family="paragraph">
      <loext:graphic-properties draw:fill="solid" draw:fill-color="#000000"/>
    </style:style>
    <style:style style:name="P4" style:family="paragraph">
      <loext:graphic-properties draw:fill="none"/>
    </style:style>
    <style:style style:name="P5" style:family="paragraph">
      <style:paragraph-properties fo:text-align="start" style:writing-mode="lr-tb"/>
    </style:style>
    <style:style style:name="P6" style:family="paragraph">
      <loext:graphic-properties draw:fill="none"/>
      <style:paragraph-properties fo:text-align="start" style:writing-mode="lr-tb"/>
      <style:text-properties fo:font-size="10pt" style:font-size-asian="10pt" style:font-size-complex="10pt"/>
    </style:style>
    <style:style style:name="P7" style:family="paragraph">
      <loext:graphic-properties draw:fill="none"/>
      <style:text-properties fo:font-size="10pt" style:font-size-asian="10pt" style:font-size-complex="10pt"/>
    </style:style>
    <style:style style:name="T1" style:family="text">
      <style:text-properties fo:color="#000000" loext:opacity="100%" style:font-name="DejaVuSans1" fo:font-size="10pt" style:font-size-asian="10pt" style:font-name-complex="DejaVuSans1" style:font-size-complex="10pt"/>
    </style:style>
    <style:style style:name="T2" style:family="text">
      <style:text-properties fo:color="#0000ff" loext:opacity="100%" style:font-name="DejaVuSans1" fo:font-size="10pt" style:font-size-asian="10pt" style:font-name-complex="DejaVuSans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8.618cm" svg:height="7.671cm" svg:x="2.081cm" svg:y="1.219cm" svg:viewBox="0 0 28619 7672" draw:points="0,7672 28619,7672 28619,0 0,0">
          <text:p/>
        </draw:polygon>
        <draw:polygon draw:style-name="gr2" draw:text-style-name="P2" draw:layer="layout" svg:width="25.734cm" svg:height="7.306cm" svg:x="3.38cm" svg:y="1.584cm" svg:viewBox="0 0 25735 7307" draw:points="0,0 0,167 237,215 472,162 710,244 945,306 1182,290 1417,284 1652,420 1890,324 2125,385 2362,528 2597,553 2835,589 3070,742 3305,866 3542,937 3777,1212 4015,1135 4250,1391 4487,1747 4722,1317 4957,1680 5195,1786 5430,1946 5667,1754 5902,2131 6139,1782 6374,1961 6612,1945 6847,2028 7084,2231 7322,2036 7557,2339 7794,2049 8029,2226 8267,2216 8502,2415 8737,2245 8974,2337 9209,2447 9447,2478 9682,2440 9919,2501 10154,2522 10389,2571 10627,2457 10862,2595 11099,2783 11334,3006 11571,2671 11806,2815 12044,3074 12279,3166 12514,3314 12751,3275 12986,3291 13224,3535 13459,3499 13696,3782 13931,3852 14166,3990 14404,4225 14639,4499 14876,4493 15111,4697 15349,5373 15584,4845 15819,5171 16056,5172 16291,5924 16529,5527 16764,5878 17001,6031 17236,6370 17474,5271 17709,5377 17944,6492 18181,6071 18416,6257 18653,6174 18888,6534 19126,6463 19361,6385 19596,6910 19833,7291 20068,6536 20306,6416 20541,6172 20778,6487 21013,7021 21248,6470 21486,6770 21721,6863 21958,6795 22193,6905 22431,6800 22666,6788 22903,6747 23138,6776 23373,6707 23611,6761 23846,6707 24083,6952 24318,6902 24555,6859 24790,6886 25025,6800 25263,6721 25498,6974 25735,7307 25735,5994 25498,6362 25263,6568 25025,6489 24790,6403 24555,6430 24318,6386 24083,6336 23846,6279 23611,6515 23373,6582 23138,6513 22903,6542 22666,6501 22431,6485 22193,6384 21958,6188 21721,6425 21486,5901 21248,5687 21013,5133 20778,5586 20541,4559 20306,5436 20068,5641 19833,5860 19596,5665 19361,5172 19126,5439 18888,4861 18653,4353 18416,4088 18181,4030 17944,4499 17709,3651 17474,4314 17236,4357 17001,4614 16764,4084 16529,3685 16291,3867 16056,3903 15819,3393 15584,3597 15349,2892 15111,2941 14876,2246 14639,2979 14404,1861 14166,2034 13931,2029 13696,2989 13459,2600 13224,2343 12986,2606 12751,2514 12514,2541 12279,2280 12044,2105 11806,2312 11571,2222 11334,2153 11099,2182 10862,2134 10627,2033 10389,2186 10154,2091 9919,2014 9682,2025 9447,1924 9209,1923 8974,1924 8737,1802 8502,1998 8267,1833 8029,1951 7794,1758 7557,1603 7322,1667 7084,1760 6847,1571 6612,1404 6374,1528 6139,1385 5902,1473 5667,1239 5430,1139 5195,690 4957,1008 4722,726 4487,542 4250,596 4015,586 3777,494 3542,441 3305,296 3070,361 2835,304 2597,359 2362,247 2125,204 1890,197 1652,273 1417,133 1182,135 945,65 710,77 472,53 237,10">
          <text:p/>
        </draw:polygon>
        <draw:polygon draw:style-name="gr3" draw:text-style-name="P3" draw:layer="layout" svg:width="0cm" svg:height="0.122cm" svg:x="3.38cm" svg:y="8.89cm" svg:viewBox="0 0 0 123" draw:points="0,0 0,123">
          <text:p/>
        </draw:polygon>
        <draw:line draw:style-name="gr4" draw:text-style-name="P4" draw:layer="layout" svg:x1="3.38cm" svg:y1="8.89cm" svg:x2="3.38cm" svg:y2="9.013cm">
          <text:p/>
        </draw:line>
        <draw:polygon draw:style-name="gr3" draw:text-style-name="P3" draw:layer="layout" svg:width="0cm" svg:height="0.122cm" svg:x="8.102cm" svg:y="8.89cm" svg:viewBox="0 0 0 123" draw:points="0,0 0,123">
          <text:p/>
        </draw:polygon>
        <draw:line draw:style-name="gr4" draw:text-style-name="P4" draw:layer="layout" svg:x1="8.102cm" svg:y1="8.89cm" svg:x2="8.102cm" svg:y2="9.013cm">
          <text:p/>
        </draw:line>
        <draw:frame draw:style-name="gr5" draw:text-style-name="P6" draw:layer="layout" svg:width="1.635cm" svg:height="0.412cm" svg:x="3.066cm" svg:y="9.077cm">
          <draw:text-box>
            <text:p text:style-name="P5"><text:span text:style-name="T1">551</text:span></text:p>
          </draw:text-box>
        </draw:frame>
        <draw:polygon draw:style-name="gr3" draw:text-style-name="P3" draw:layer="layout" svg:width="0cm" svg:height="0.122cm" svg:x="12.824cm" svg:y="8.89cm" svg:viewBox="0 0 0 123" draw:points="0,0 0,123">
          <text:p/>
        </draw:polygon>
        <draw:line draw:style-name="gr4" draw:text-style-name="P4" draw:layer="layout" svg:x1="12.824cm" svg:y1="8.89cm" svg:x2="12.824cm" svg:y2="9.013cm">
          <text:p/>
        </draw:line>
        <draw:frame draw:style-name="gr6" draw:text-style-name="P6" draw:layer="layout" svg:width="1.636cm" svg:height="0.412cm" svg:x="7.788cm" svg:y="9.077cm">
          <draw:text-box>
            <text:p text:style-name="P5"><text:span text:style-name="T1">4</text:span><text:span text:style-name="T1">5</text:span><text:span text:style-name="T1">1</text:span></text:p>
          </draw:text-box>
        </draw:frame>
        <draw:polygon draw:style-name="gr3" draw:text-style-name="P3" draw:layer="layout" svg:width="0cm" svg:height="0.122cm" svg:x="17.544cm" svg:y="8.89cm" svg:viewBox="0 0 0 123" draw:points="0,0 0,123">
          <text:p/>
        </draw:polygon>
        <draw:line draw:style-name="gr4" draw:text-style-name="P4" draw:layer="layout" svg:x1="17.544cm" svg:y1="8.89cm" svg:x2="17.544cm" svg:y2="9.013cm">
          <text:p/>
        </draw:line>
        <draw:frame draw:style-name="gr6" draw:text-style-name="P6" draw:layer="layout" svg:width="1.636cm" svg:height="0.412cm" svg:x="12.51cm" svg:y="9.077cm">
          <draw:text-box>
            <text:p text:style-name="P5"><text:span text:style-name="T1">3</text:span><text:span text:style-name="T1">5</text:span><text:span text:style-name="T1">1</text:span></text:p>
          </draw:text-box>
        </draw:frame>
        <draw:polygon draw:style-name="gr3" draw:text-style-name="P3" draw:layer="layout" svg:width="0cm" svg:height="0.122cm" svg:x="22.266cm" svg:y="8.89cm" svg:viewBox="0 0 0 123" draw:points="0,0 0,123">
          <text:p/>
        </draw:polygon>
        <draw:line draw:style-name="gr4" draw:text-style-name="P4" draw:layer="layout" svg:x1="22.266cm" svg:y1="8.89cm" svg:x2="22.266cm" svg:y2="9.013cm">
          <text:p/>
        </draw:line>
        <draw:frame draw:style-name="gr5" draw:text-style-name="P6" draw:layer="layout" svg:width="1.635cm" svg:height="0.412cm" svg:x="17.23cm" svg:y="9.077cm">
          <draw:text-box>
            <text:p text:style-name="P5"><text:span text:style-name="T1">251</text:span></text:p>
          </draw:text-box>
        </draw:frame>
        <draw:polygon draw:style-name="gr3" draw:text-style-name="P3" draw:layer="layout" svg:width="0cm" svg:height="0.122cm" svg:x="26.988cm" svg:y="8.89cm" svg:viewBox="0 0 0 123" draw:points="0,0 0,123">
          <text:p/>
        </draw:polygon>
        <draw:line draw:style-name="gr4" draw:text-style-name="P4" draw:layer="layout" svg:x1="26.988cm" svg:y1="8.89cm" svg:x2="26.988cm" svg:y2="9.013cm">
          <text:p/>
        </draw:line>
        <draw:frame draw:style-name="gr5" draw:text-style-name="P6" draw:layer="layout" svg:width="1.635cm" svg:height="0.412cm" svg:x="21.952cm" svg:y="9.077cm">
          <draw:text-box>
            <text:p text:style-name="P5"><text:span text:style-name="T1">151</text:span></text:p>
          </draw:text-box>
        </draw:frame>
        <draw:polygon draw:style-name="gr3" draw:text-style-name="P3" draw:layer="layout" svg:width="0cm" svg:height="0.122cm" svg:x="29.397cm" svg:y="8.89cm" svg:viewBox="0 0 0 123" draw:points="0,0 0,123">
          <text:p/>
        </draw:polygon>
        <draw:line draw:style-name="gr4" draw:text-style-name="P4" draw:layer="layout" svg:x1="29.397cm" svg:y1="8.89cm" svg:x2="29.397cm" svg:y2="9.013cm">
          <text:p/>
        </draw:line>
        <draw:frame draw:style-name="gr7" draw:text-style-name="P6" draw:layer="layout" svg:width="1.093cm" svg:height="0.412cm" svg:x="26.745cm" svg:y="9.077cm">
          <draw:text-box>
            <text:p text:style-name="P5"><text:span text:style-name="T1">51</text:span></text:p>
          </draw:text-box>
        </draw:frame>
        <draw:frame draw:style-name="gr8" draw:text-style-name="P6" draw:layer="layout" svg:width="0.853cm" svg:height="0.412cm" svg:x="29.325cm" svg:y="9.077cm">
          <draw:text-box>
            <text:p text:style-name="P5"><text:span text:style-name="T1">0</text:span></text:p>
          </draw:text-box>
        </draw:frame>
        <draw:polygon draw:style-name="gr3" draw:text-style-name="P3" draw:layer="layout" svg:width="0.299cm" svg:height="0cm" svg:x="1.781cm" svg:y="8.227cm" svg:viewBox="0 0 300 0" draw:points="300,0 0,0">
          <text:p/>
        </draw:polygon>
        <draw:line draw:style-name="gr4" draw:text-style-name="P4" draw:layer="layout" svg:x1="2.081cm" svg:y1="8.227cm" svg:x2="1.781cm" svg:y2="8.227cm">
          <text:p/>
        </draw:line>
        <draw:frame draw:style-name="gr9" draw:text-style-name="P6" draw:layer="layout" svg:width="5.383cm" svg:height="0.412cm" svg:x="12.809cm" svg:y="9.56cm">
          <draw:text-box>
            <text:p text:style-name="P5"><text:span text:style-name="T1">Number of remaining samples</text:span></text:p>
          </draw:text-box>
        </draw:frame>
        <draw:polygon draw:style-name="gr3" draw:text-style-name="P3" draw:layer="layout" svg:width="0.299cm" svg:height="0cm" svg:x="1.781cm" svg:y="7.317cm" svg:viewBox="0 0 300 0" draw:points="300,0 0,0">
          <text:p/>
        </draw:polygon>
        <draw:line draw:style-name="gr4" draw:text-style-name="P4" draw:layer="layout" svg:x1="2.081cm" svg:y1="7.317cm" svg:x2="1.781cm" svg:y2="7.317cm">
          <text:p/>
        </draw:line>
        <draw:frame draw:style-name="gr10" draw:text-style-name="P7" draw:layer="layout" svg:width="0.785cm" svg:height="0.412cm" svg:x="0.873cm" svg:y="8.034cm">
          <draw:text-box>
            <text:p text:style-name="P5"><text:span text:style-name="T1">0</text:span><text:span text:style-name="T1">.</text:span><text:span text:style-name="T1">5</text:span><text:span text:style-name="T1">0</text:span></text:p>
          </draw:text-box>
        </draw:frame>
        <draw:polygon draw:style-name="gr3" draw:text-style-name="P3" draw:layer="layout" svg:width="0.299cm" svg:height="0cm" svg:x="1.781cm" svg:y="6.406cm" svg:viewBox="0 0 300 0" draw:points="300,0 0,0">
          <text:p/>
        </draw:polygon>
        <draw:line draw:style-name="gr4" draw:text-style-name="P4" draw:layer="layout" svg:x1="2.081cm" svg:y1="6.406cm" svg:x2="1.781cm" svg:y2="6.406cm">
          <text:p/>
        </draw:line>
        <draw:frame draw:style-name="gr10" draw:text-style-name="P7" draw:layer="layout" svg:width="0.785cm" svg:height="0.412cm" svg:x="0.873cm" svg:y="7.124cm">
          <draw:text-box>
            <text:p text:style-name="P5"><text:span text:style-name="T1">0</text:span><text:span text:style-name="T1">.</text:span><text:span text:style-name="T1">5</text:span><text:span text:style-name="T1">5</text:span></text:p>
          </draw:text-box>
        </draw:frame>
        <draw:polygon draw:style-name="gr3" draw:text-style-name="P3" draw:layer="layout" svg:width="0.299cm" svg:height="0cm" svg:x="1.781cm" svg:y="5.495cm" svg:viewBox="0 0 300 0" draw:points="300,0 0,0">
          <text:p/>
        </draw:polygon>
        <draw:line draw:style-name="gr4" draw:text-style-name="P4" draw:layer="layout" svg:x1="2.081cm" svg:y1="5.495cm" svg:x2="1.781cm" svg:y2="5.495cm">
          <text:p/>
        </draw:line>
        <draw:frame draw:style-name="gr10" draw:text-style-name="P7" draw:layer="layout" svg:width="0.785cm" svg:height="0.412cm" svg:x="0.873cm" svg:y="6.213cm">
          <draw:text-box>
            <text:p text:style-name="P5"><text:span text:style-name="T1">0.60</text:span></text:p>
          </draw:text-box>
        </draw:frame>
        <draw:polygon draw:style-name="gr3" draw:text-style-name="P3" draw:layer="layout" svg:width="0.299cm" svg:height="0cm" svg:x="1.781cm" svg:y="4.584cm" svg:viewBox="0 0 300 0" draw:points="300,0 0,0">
          <text:p/>
        </draw:polygon>
        <draw:line draw:style-name="gr4" draw:text-style-name="P4" draw:layer="layout" svg:x1="2.081cm" svg:y1="4.584cm" svg:x2="1.781cm" svg:y2="4.584cm">
          <text:p/>
        </draw:line>
        <draw:frame draw:style-name="gr10" draw:text-style-name="P7" draw:layer="layout" svg:width="0.785cm" svg:height="0.412cm" svg:x="0.873cm" svg:y="5.302cm">
          <draw:text-box>
            <text:p text:style-name="P5"><text:span text:style-name="T1">0.65</text:span></text:p>
          </draw:text-box>
        </draw:frame>
        <draw:polygon draw:style-name="gr3" draw:text-style-name="P3" draw:layer="layout" svg:width="0.299cm" svg:height="0cm" svg:x="1.781cm" svg:y="3.673cm" svg:viewBox="0 0 300 0" draw:points="300,0 0,0">
          <text:p/>
        </draw:polygon>
        <draw:line draw:style-name="gr4" draw:text-style-name="P4" draw:layer="layout" svg:x1="2.081cm" svg:y1="3.673cm" svg:x2="1.781cm" svg:y2="3.673cm">
          <text:p/>
        </draw:line>
        <draw:frame draw:style-name="gr10" draw:text-style-name="P7" draw:layer="layout" svg:width="0.785cm" svg:height="0.412cm" svg:x="0.873cm" svg:y="4.391cm">
          <draw:text-box>
            <text:p text:style-name="P5"><text:span text:style-name="T1">0.70</text:span></text:p>
          </draw:text-box>
        </draw:frame>
        <draw:polygon draw:style-name="gr3" draw:text-style-name="P3" draw:layer="layout" svg:width="0.299cm" svg:height="0cm" svg:x="1.781cm" svg:y="2.762cm" svg:viewBox="0 0 300 0" draw:points="300,0 0,0">
          <text:p/>
        </draw:polygon>
        <draw:line draw:style-name="gr4" draw:text-style-name="P4" draw:layer="layout" svg:x1="2.081cm" svg:y1="2.762cm" svg:x2="1.781cm" svg:y2="2.762cm">
          <text:p/>
        </draw:line>
        <draw:frame draw:style-name="gr10" draw:text-style-name="P7" draw:layer="layout" svg:width="0.785cm" svg:height="0.412cm" svg:x="0.873cm" svg:y="3.48cm">
          <draw:text-box>
            <text:p text:style-name="P5"><text:span text:style-name="T1">0.75</text:span></text:p>
          </draw:text-box>
        </draw:frame>
        <draw:polygon draw:style-name="gr3" draw:text-style-name="P3" draw:layer="layout" svg:width="0.299cm" svg:height="0cm" svg:x="1.781cm" svg:y="1.852cm" svg:viewBox="0 0 300 0" draw:points="300,0 0,0">
          <text:p/>
        </draw:polygon>
        <draw:line draw:style-name="gr4" draw:text-style-name="P4" draw:layer="layout" svg:x1="2.081cm" svg:y1="1.852cm" svg:x2="1.781cm" svg:y2="1.852cm">
          <text:p/>
        </draw:line>
        <draw:frame draw:style-name="gr10" draw:text-style-name="P7" draw:layer="layout" svg:width="0.785cm" svg:height="0.412cm" svg:x="0.873cm" svg:y="2.569cm">
          <draw:text-box>
            <text:p text:style-name="P5"><text:span text:style-name="T1">0</text:span><text:span text:style-name="T1">.</text:span><text:span text:style-name="T1">8</text:span><text:span text:style-name="T1">0</text:span></text:p>
          </draw:text-box>
        </draw:frame>
        <draw:frame draw:style-name="gr10" draw:text-style-name="P7" draw:layer="layout" svg:width="0.785cm" svg:height="0.412cm" svg:x="0.873cm" svg:y="1.659cm">
          <draw:text-box>
            <text:p text:style-name="P5"><text:span text:style-name="T1">0.85</text:span></text:p>
          </draw:text-box>
        </draw:frame>
        <draw:line draw:style-name="gr11" draw:text-style-name="P4" draw:layer="layout" svg:x1="21.086cm" svg:y1="8.89cm" svg:x2="21.086cm" svg:y2="1.219cm">
          <text:p/>
        </draw:line>
        <draw:line draw:style-name="gr11" draw:text-style-name="P4" draw:layer="layout" svg:x1="22.031cm" svg:y1="8.89cm" svg:x2="22.031cm" svg:y2="1.219cm">
          <text:p/>
        </draw:line>
        <draw:line draw:style-name="gr11" draw:text-style-name="P4" draw:layer="layout" svg:x1="22.974cm" svg:y1="8.89cm" svg:x2="22.974cm" svg:y2="1.219cm">
          <text:p/>
        </draw:line>
        <draw:line draw:style-name="gr11" draw:text-style-name="P4" draw:layer="layout" svg:x1="24.156cm" svg:y1="8.89cm" svg:x2="24.156cm" svg:y2="1.219cm">
          <text:p/>
        </draw:line>
        <draw:line draw:style-name="gr11" draw:text-style-name="P4" draw:layer="layout" svg:x1="22.974cm" svg:y1="8.89cm" svg:x2="22.974cm" svg:y2="1.219cm">
          <text:p/>
        </draw:line>
        <draw:line draw:style-name="gr11" draw:text-style-name="P4" draw:layer="layout" svg:x1="23.211cm" svg:y1="8.89cm" svg:x2="23.211cm" svg:y2="1.219cm">
          <text:p/>
        </draw:line>
        <draw:line draw:style-name="gr11" draw:text-style-name="P4" draw:layer="layout" svg:x1="20.614cm" svg:y1="8.89cm" svg:x2="20.614cm" svg:y2="1.219cm">
          <text:p/>
        </draw:line>
        <draw:line draw:style-name="gr11" draw:text-style-name="P4" draw:layer="layout" svg:x1="18.726cm" svg:y1="8.89cm" svg:x2="18.726cm" svg:y2="1.219cm">
          <text:p/>
        </draw:line>
        <draw:line draw:style-name="gr11" draw:text-style-name="P4" draw:layer="layout" svg:x1="20.379cm" svg:y1="8.89cm" svg:x2="20.379cm" svg:y2="1.219cm">
          <text:p/>
        </draw:line>
        <draw:line draw:style-name="gr11" draw:text-style-name="P4" draw:layer="layout" svg:x1="20.614cm" svg:y1="8.89cm" svg:x2="20.614cm" svg:y2="1.219cm">
          <text:p/>
        </draw:line>
        <draw:polyline draw:style-name="gr12" draw:text-style-name="P4" draw:layer="layout" svg:width="25.734cm" svg:height="6.584cm" svg:x="3.38cm" svg:y="1.667cm" svg:viewBox="0 0 25735 6585" draw:points="0,0 237,30 472,25 710,78 945,103 1182,129 1417,125 1652,263 1890,178 2125,211 2362,304 2597,373 2835,363 3070,469 3305,498 3542,606 3777,770 4015,778 4250,910 4487,1062 4722,938 4957,1261 5195,1155 5430,1459 5667,1413 5902,1719 6139,1501 6374,1662 6612,1591 6847,1717 7084,1913 7322,1770 7557,1888 7794,1821 8029,2006 8267,1942 8502,2124 8737,1941 8974,2048 9209,2103 9447,2118 9682,2150 9919,2175 10154,2224 10389,2295 10627,2162 10862,2281 11099,2399 11334,2496 11571,2363 11806,2480 12044,2506 12279,2640 12514,2845 12751,2811 12986,2866 13224,2856 13459,2966 13696,3302 13931,2858 14166,2930 14404,2960 14639,3656 14876,3286 15111,3736 15349,4049 15584,4138 15819,4199 16056,4455 16291,4813 16529,4523 16764,4898 17001,5240 17236,5280 17474,4709 17709,4431 17944,5413 18181,4967 18416,5089 18653,5181 18888,5614 19126,5868 19361,5695 19596,6205 19833,6493 20068,6005 20306,5843 20541,5283 20778,5953 21013,5994 21248,5996 21486,6253 21721,6561 21958,6409 22193,6561 22431,6559 22666,6561 22903,6561 23138,6561 23373,6561 23611,6555 23846,6410 24083,6561 24318,6561 24555,6561 24790,6561 25025,6561 25263,6561 25498,6585 25735,6567">
          <text:p/>
        </draw:polyline>
        <draw:line draw:style-name="gr13" draw:text-style-name="P4" draw:layer="layout" svg:x1="29.397cm" svg:y1="8.227cm" svg:x2="3.712cm" svg:y2="8.227cm">
          <text:p/>
        </draw:line>
        <draw:line draw:style-name="gr14" draw:text-style-name="P4" draw:layer="layout" svg:x1="2.081cm" svg:y1="8.89cm" svg:x2="2.081cm" svg:y2="1.219cm">
          <text:p/>
        </draw:line>
        <draw:line draw:style-name="gr14" draw:text-style-name="P4" draw:layer="layout" svg:x1="30.698cm" svg:y1="8.89cm" svg:x2="30.698cm" svg:y2="1.219cm">
          <text:p/>
        </draw:line>
        <draw:line draw:style-name="gr14" draw:text-style-name="P4" draw:layer="layout" svg:x1="2.081cm" svg:y1="8.89cm" svg:x2="30.697cm" svg:y2="8.89cm">
          <text:p/>
        </draw:line>
        <draw:line draw:style-name="gr14" draw:text-style-name="P4" draw:layer="layout" svg:x1="2.081cm" svg:y1="1.219cm" svg:x2="30.697cm" svg:y2="1.219cm">
          <text:p/>
        </draw:line>
        <draw:polygon draw:style-name="gr3" draw:text-style-name="P3" draw:layer="layout" svg:width="0cm" svg:height="0.123cm" svg:x="21.086cm" svg:y="1.095cm" svg:viewBox="0 0 0 124" draw:points="0,124 0,0">
          <text:p/>
        </draw:polygon>
        <draw:frame draw:style-name="gr10" draw:text-style-name="P7" draw:layer="layout" svg:width="1.268cm" svg:height="0.412cm" draw:transform="rotate (1.5707963267949) translate (0.331cm 5.689cm)">
          <draw:text-box>
            <text:p text:style-name="P5"><text:span text:style-name="T1">A</text:span><text:span text:style-name="T1">U</text:span><text:span text:style-name="T1">R</text:span><text:span text:style-name="T1">O</text:span><text:span text:style-name="T1">C</text:span></text:p>
          </draw:text-box>
        </draw:frame>
        <draw:polygon draw:style-name="gr3" draw:text-style-name="P3" draw:layer="layout" svg:width="0cm" svg:height="0.123cm" svg:x="22.031cm" svg:y="1.095cm" svg:viewBox="0 0 0 124" draw:points="0,124 0,0">
          <text:p/>
        </draw:polygon>
        <draw:line draw:style-name="gr4" draw:text-style-name="P4" draw:layer="layout" svg:x1="22.031cm" svg:y1="1.219cm" svg:x2="22.031cm" svg:y2="1.095cm">
          <text:p/>
        </draw:line>
        <draw:frame draw:style-name="gr6" draw:text-style-name="P6" draw:layer="layout" svg:width="1.636cm" svg:height="0.412cm" svg:x="20.272cm" svg:y="0.572cm">
          <draw:text-box>
            <text:p text:style-name="P5"><text:span text:style-name="T2">176</text:span></text:p>
          </draw:text-box>
        </draw:frame>
        <draw:polygon draw:style-name="gr3" draw:text-style-name="P3" draw:layer="layout" svg:width="0cm" svg:height="0.123cm" svg:x="22.974cm" svg:y="1.095cm" svg:viewBox="0 0 0 124" draw:points="0,124 0,0">
          <text:p/>
        </draw:polygon>
        <draw:frame draw:style-name="gr5" draw:text-style-name="P6" draw:layer="layout" svg:width="1.635cm" svg:height="0.412cm" svg:x="21.717cm" svg:y="0.572cm">
          <draw:text-box>
            <text:p text:style-name="P5"><text:span text:style-name="T2">156</text:span></text:p>
          </draw:text-box>
        </draw:frame>
        <draw:polygon draw:style-name="gr3" draw:text-style-name="P3" draw:layer="layout" svg:width="0cm" svg:height="0.123cm" svg:x="24.156cm" svg:y="1.095cm" svg:viewBox="0 0 0 124" draw:points="0,124 0,0">
          <text:p/>
        </draw:polygon>
        <draw:line draw:style-name="gr4" draw:text-style-name="P4" draw:layer="layout" svg:x1="24.156cm" svg:y1="1.219cm" svg:x2="24.156cm" svg:y2="1.095cm">
          <text:p/>
        </draw:line>
        <draw:frame draw:style-name="gr15" draw:text-style-name="P6" draw:layer="layout" svg:width="3.266cm" svg:height="0.412cm" svg:x="23.859cm" svg:y="0.572cm">
          <draw:text-box>
            <text:p text:style-name="P5"><text:span text:style-name="T2">111</text:span></text:p>
          </draw:text-box>
        </draw:frame>
        <draw:polygon draw:style-name="gr3" draw:text-style-name="P3" draw:layer="layout" svg:width="0cm" svg:height="0.123cm" svg:x="23.211cm" svg:y="1.095cm" svg:viewBox="0 0 0 124" draw:points="0,124 0,0">
          <text:p/>
        </draw:polygon>
        <draw:line draw:style-name="gr4" draw:text-style-name="P4" draw:layer="layout" svg:x1="23.211cm" svg:y1="1.219cm" svg:x2="23.211cm" svg:y2="1.095cm">
          <text:p/>
        </draw:line>
        <draw:frame draw:style-name="gr16" draw:text-style-name="P6" draw:layer="layout" svg:width="0.791cm" svg:height="0.412cm" svg:x="22.859cm" svg:y="0.572cm">
          <draw:text-box>
            <text:p text:style-name="P5"><text:span text:style-name="T2">136</text:span></text:p>
          </draw:text-box>
        </draw:frame>
        <draw:polygon draw:style-name="gr3" draw:text-style-name="P3" draw:layer="layout" svg:width="0cm" svg:height="0.123cm" svg:x="20.614cm" svg:y="1.095cm" svg:viewBox="0 0 0 124" draw:points="0,124 0,0">
          <text:p/>
        </draw:polygon>
        <draw:line draw:style-name="gr4" draw:text-style-name="P4" draw:layer="layout" svg:x1="20.614cm" svg:y1="1.219cm" svg:x2="20.614cm" svg:y2="1.095cm">
          <text:p/>
        </draw:line>
        <draw:polygon draw:style-name="gr3" draw:text-style-name="P3" draw:layer="layout" svg:width="0cm" svg:height="0.123cm" svg:x="18.726cm" svg:y="1.095cm" svg:viewBox="0 0 0 124" draw:points="0,124 0,0">
          <text:p/>
        </draw:polygon>
        <draw:line draw:style-name="gr4" draw:text-style-name="P4" draw:layer="layout" svg:x1="18.726cm" svg:y1="1.219cm" svg:x2="18.726cm" svg:y2="1.095cm">
          <text:p/>
        </draw:line>
        <draw:polygon draw:style-name="gr3" draw:text-style-name="P3" draw:layer="layout" svg:width="0cm" svg:height="0.123cm" svg:x="20.379cm" svg:y="1.095cm" svg:viewBox="0 0 0 124" draw:points="0,124 0,0">
          <text:p/>
        </draw:polygon>
        <draw:polygon draw:style-name="gr3" draw:text-style-name="P3" draw:layer="layout" svg:width="0cm" svg:height="0.123cm" svg:x="20.614cm" svg:y="1.095cm" svg:viewBox="0 0 0 124" draw:points="0,124 0,0">
          <text:p/>
        </draw:polygon>
        <draw:line draw:style-name="gr4" draw:text-style-name="P4" draw:layer="layout" svg:x1="20.614cm" svg:y1="1.219cm" svg:x2="20.614cm" svg:y2="1.095cm">
          <text:p/>
        </draw:line>
        <draw:frame draw:style-name="gr17" draw:text-style-name="P6" draw:layer="layout" svg:width="0.838cm" svg:height="0.412cm" svg:x="18.412cm" svg:y="0.572cm">
          <draw:text-box>
            <text:p text:style-name="P5"><text:span text:style-name="T2">226</text:span></text:p>
          </draw:text-box>
        </draw:frame>
        <draw:line draw:style-name="gr14" draw:text-style-name="P4" draw:layer="layout" svg:x1="2.081cm" svg:y1="8.89cm" svg:x2="2.081cm" svg:y2="1.219cm">
          <text:p/>
        </draw:line>
        <draw:line draw:style-name="gr14" draw:text-style-name="P4" draw:layer="layout" svg:x1="30.698cm" svg:y1="8.89cm" svg:x2="30.698cm" svg:y2="1.219cm">
          <text:p/>
        </draw:line>
        <draw:line draw:style-name="gr14" draw:text-style-name="P4" draw:layer="layout" svg:x1="2.081cm" svg:y1="8.89cm" svg:x2="30.697cm" svg:y2="8.89cm">
          <text:p/>
        </draw:line>
        <draw:line draw:style-name="gr14" draw:text-style-name="P4" draw:layer="layout" svg:x1="2.081cm" svg:y1="1.219cm" svg:x2="30.697cm" svg:y2="1.219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Sans" svg:font-family="DejaVuSans" style:font-pitch="variable"/>
    <style:font-face style:name="DejaVuSans1"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30" draw:style="rect" draw:dots1="1" draw:dots1-length="0.195cm" draw:distance="0.08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1cm" fo:margin-left="0.3cm" fo:margin-right="0.3cm" fo:page-width="31cm" fo:page-height="10.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1-11-23T14:29:20.834381470</dc:date>
    <meta:editing-duration>PT5M15S</meta:editing-duration>
    <meta:editing-cycles>3</meta:editing-cycles>
    <meta:generator>LibreOffice/7.2.2.2$Linux_X86_64 LibreOffice_project/20$Build-2</meta:generator>
    <meta:document-statistic meta:object-count="89"/>
  </office:meta>
</office:document-meta>
</file>